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cae7" officeooo:paragraph-rsid="001dcae7"/>
    </style:style>
    <style:style style:name="P2" style:family="paragraph" style:parent-style-name="Standard">
      <style:text-properties fo:color="#000000" fo:font-size="10.5pt" fo:font-style="italic" officeooo:rsid="001dcae7" officeooo:paragraph-rsid="001dcae7" style:font-size-asian="9.14999961853027pt" style:font-style-asian="italic" style:font-size-complex="10.5pt" style:font-style-complex="italic"/>
    </style:style>
    <style:style style:name="P3" style:family="paragraph" style:parent-style-name="Standard">
      <style:text-properties fo:color="#000000" fo:font-size="10.5pt" fo:font-style="italic" officeooo:rsid="001dcae7" officeooo:paragraph-rsid="001defbb" style:font-size-asian="9.14999961853027pt" style:font-style-asian="italic" style:font-size-complex="10.5pt" style:font-style-complex="italic"/>
    </style:style>
    <style:style style:name="P4" style:family="paragraph" style:parent-style-name="Standard">
      <style:paragraph-properties fo:text-align="start" style:justify-single-word="false"/>
      <style:text-properties fo:color="#000000" fo:font-size="10.5pt" fo:font-style="italic" fo:font-weight="bold" officeooo:rsid="001dcae7" officeooo:paragraph-rsid="001dcae7" style:font-size-asian="9.14999961853027pt" style:font-style-asian="italic" style:font-weight-asian="bold" style:font-size-complex="10.5pt" style:font-style-complex="italic" style:font-weight-complex="bold"/>
    </style:style>
    <style:style style:name="P5" style:family="paragraph" style:parent-style-name="Standard">
      <style:text-properties fo:color="#000000" fo:font-size="10.5pt" fo:font-style="italic" fo:font-weight="normal" officeooo:rsid="001dcae7" officeooo:paragraph-rsid="001dcae7" style:font-size-asian="9.14999961853027pt" style:font-style-asian="italic" style:font-weight-asian="normal" style:font-size-complex="10.5pt" style:font-style-complex="italic" style:font-weight-complex="normal"/>
    </style:style>
    <style:style style:name="P6" style:family="paragraph" style:parent-style-name="Standard">
      <style:text-properties fo:color="#000000" fo:font-size="10.5pt" fo:font-style="italic" fo:font-weight="normal" officeooo:rsid="001defbb" officeooo:paragraph-rsid="001defbb" style:font-size-asian="9.14999961853027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>
      <style:text-properties fo:color="#000000" fo:font-size="12pt" fo:font-style="italic" fo:font-weight="bold" officeooo:rsid="001dcae7" officeooo:paragraph-rsid="001dcae7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fo:color="#000000" fo:font-size="12pt" fo:font-style="italic" fo:font-weight="bold" officeooo:rsid="001defbb" officeooo:paragraph-rsid="001defbb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fo:color="#000000" fo:font-size="12pt" fo:font-style="italic" fo:font-weight="bold" officeooo:rsid="001dcae7" officeooo:paragraph-rsid="001dcae7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 style:list-style-name="L1">
      <style:text-properties fo:color="#000000" fo:font-size="10.5pt" fo:font-style="italic" officeooo:rsid="001dcae7" officeooo:paragraph-rsid="001dcae7" style:font-size-asian="9.14999961853027pt" style:font-style-asian="italic" style:font-size-complex="10.5pt" style:font-style-complex="italic"/>
    </style:style>
    <style:style style:name="P11" style:family="paragraph" style:parent-style-name="Standard" style:list-style-name="L2">
      <style:text-properties fo:color="#000000" fo:font-size="10.5pt" fo:font-style="italic" officeooo:rsid="001dcae7" officeooo:paragraph-rsid="001dcae7" style:font-size-asian="9.14999961853027pt" style:font-style-asian="italic" style:font-size-complex="10.5pt" style:font-style-complex="italic"/>
    </style:style>
    <style:style style:name="P12" style:family="paragraph" style:parent-style-name="Standard">
      <style:text-properties fo:color="#000000" fo:font-size="10.5pt" fo:font-style="italic" officeooo:rsid="001dcae7" officeooo:paragraph-rsid="001defbb" style:font-size-asian="9.14999961853027pt" style:font-style-asian="italic" style:font-size-complex="10.5pt" style:font-style-complex="italic"/>
    </style:style>
    <style:style style:name="P13" style:family="paragraph" style:parent-style-name="Standard" style:list-style-name="L3">
      <style:text-properties fo:color="#000000" fo:font-size="10.5pt" fo:font-style="italic" fo:font-weight="normal" officeooo:rsid="001dcae7" officeooo:paragraph-rsid="001dcae7" style:font-size-asian="9.14999961853027pt" style:font-style-asian="italic" style:font-weight-asian="normal" style:font-size-complex="10.5pt" style:font-style-complex="italic" style:font-weight-complex="normal"/>
    </style:style>
    <style:style style:name="P14" style:family="paragraph" style:parent-style-name="Standard" style:list-style-name="L4">
      <style:text-properties fo:color="#000000" fo:font-size="10.5pt" fo:font-style="italic" fo:font-weight="normal" officeooo:rsid="001defbb" officeooo:paragraph-rsid="001defbb" style:font-size-asian="9.14999961853027pt" style:font-style-asian="italic" style:font-weight-asian="normal" style:font-size-complex="10.5pt" style:font-style-complex="italic" style:font-weight-complex="normal"/>
    </style:style>
    <style:style style:name="P15" style:family="paragraph" style:parent-style-name="Standard" style:list-style-name="L5">
      <style:text-properties fo:color="#000000" fo:font-size="10.5pt" fo:font-style="italic" fo:font-weight="normal" officeooo:rsid="001defbb" officeooo:paragraph-rsid="001defbb" style:font-size-asian="9.14999961853027pt" style:font-style-asian="italic" style:font-weight-asian="normal" style:font-size-complex="10.5pt" style:font-style-complex="italic" style:font-weight-complex="normal"/>
    </style:style>
    <style:style style:name="P16" style:family="paragraph" style:parent-style-name="Standard">
      <style:text-properties fo:color="#000000" fo:font-size="10.5pt" fo:font-style="italic" fo:font-weight="normal" officeooo:rsid="001defbb" officeooo:paragraph-rsid="001defbb" style:font-size-asian="9.14999961853027pt" style:font-style-asian="italic" style:font-weight-asian="normal" style:font-size-complex="10.5pt" style:font-style-complex="italic" style:font-weight-complex="normal"/>
    </style:style>
    <style:style style:name="P17" style:family="paragraph" style:parent-style-name="Standard">
      <style:text-properties fo:color="#000000" fo:font-size="10.5pt" fo:font-style="italic" fo:font-weight="bold" officeooo:rsid="001f988b" officeooo:paragraph-rsid="00211f07" style:font-size-asian="9.14999961853027pt" style:font-style-asian="italic" style:font-weight-asian="bold" style:font-size-complex="10.5pt" style:font-style-complex="italic" style:font-weight-complex="bold"/>
    </style:style>
    <style:style style:name="P18" style:family="paragraph" style:parent-style-name="Standard" style:list-style-name="L12">
      <style:text-properties officeooo:paragraph-rsid="00211f07"/>
    </style:style>
    <style:style style:name="P19" style:family="paragraph" style:parent-style-name="Standard">
      <style:text-properties officeooo:rsid="00211f07" officeooo:paragraph-rsid="00211f07"/>
    </style:style>
    <style:style style:name="P20" style:family="paragraph" style:parent-style-name="Standard" style:list-style-name="L13">
      <style:text-properties officeooo:rsid="00211f07" officeooo:paragraph-rsid="00211f07"/>
    </style:style>
    <style:style style:name="P21" style:family="paragraph" style:parent-style-name="Standard" style:list-style-name="L13">
      <style:text-properties style:text-underline-style="solid" style:text-underline-width="auto" style:text-underline-color="font-color" officeooo:rsid="00211f07" officeooo:paragraph-rsid="00211f07"/>
    </style:style>
    <style:style style:name="P22" style:family="paragraph" style:parent-style-name="Standard" style:list-style-name="L14">
      <style:text-properties style:text-underline-style="solid" style:text-underline-width="auto" style:text-underline-color="font-color" officeooo:rsid="00211f07" officeooo:paragraph-rsid="00211f07"/>
    </style:style>
    <style:style style:name="P23" style:family="paragraph" style:parent-style-name="Standard" style:list-style-name="L17">
      <style:text-properties style:text-underline-style="solid" style:text-underline-width="auto" style:text-underline-color="font-color" officeooo:rsid="0021717a" officeooo:paragraph-rsid="0021717a"/>
    </style:style>
    <style:style style:name="P24" style:family="paragraph" style:parent-style-name="Standard" style:list-style-name="L14">
      <style:text-properties style:text-underline-style="none" officeooo:rsid="00211f07" officeooo:paragraph-rsid="00211f07"/>
    </style:style>
    <style:style style:name="P25" style:family="paragraph" style:parent-style-name="Standard">
      <style:text-properties style:text-underline-style="none" officeooo:rsid="0021717a" officeooo:paragraph-rsid="0021717a"/>
    </style:style>
    <style:style style:name="P26" style:family="paragraph" style:parent-style-name="Standard" style:list-style-name="L17">
      <style:text-properties style:text-underline-style="none" officeooo:rsid="0021717a" officeooo:paragraph-rsid="0021717a"/>
    </style:style>
    <style:style style:name="P27" style:family="paragraph" style:parent-style-name="Standard" style:list-style-name="L8">
      <style:paragraph-properties fo:margin-left="-2.501cm" fo:margin-right="0cm" fo:text-indent="-0.635cm" style:auto-text-indent="false"/>
      <style:text-properties fo:color="#000000" fo:font-size="10.5pt" fo:font-style="normal" style:text-underline-style="none" fo:font-weight="normal" officeooo:rsid="00211f07" officeooo:paragraph-rsid="00211f07" style:font-size-asian="9.14999961853027pt" style:font-style-asian="normal" style:font-weight-asian="normal" style:font-size-complex="10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efbb"/>
    </style:style>
    <style:style style:name="T3" style:family="text">
      <style:text-properties fo:color="#000000" fo:font-size="10.5pt" fo:font-style="normal" style:text-underline-style="none" fo:font-weight="normal" style:font-size-asian="9.14999961853027pt" style:font-style-asian="normal" style:font-weight-asian="normal" style:font-size-complex="10.5pt" style:font-style-complex="normal" style:font-weight-complex="normal"/>
    </style:style>
    <style:style style:name="T4" style:family="text">
      <style:text-properties fo:color="#000000" fo:font-size="10.5pt" fo:font-style="normal" style:text-underline-style="none" fo:font-weight="normal" officeooo:rsid="00211f07" style:font-size-asian="9.14999961853027pt" style:font-style-asian="normal" style:font-weight-asian="normal" style:font-size-complex="10.5pt" style:font-style-complex="normal" style:font-weight-complex="normal"/>
    </style:style>
    <style:style style:name="T5" style:family="text">
      <style:text-properties fo:color="#000000" fo:font-size="10.5pt" fo:font-style="normal" style:text-underline-style="none" fo:font-weight="normal" officeooo:rsid="0021717a" style:font-size-asian="9.14999961853027pt" style:font-style-asian="normal" style:font-weight-asian="normal" style:font-size-complex="10.5pt" style:font-style-complex="normal" style:font-weight-complex="normal"/>
    </style:style>
    <style:style style:name="T6" style:family="text">
      <style:text-properties fo:color="#000000" fo:font-size="10.5pt" fo:font-style="normal" style:text-underline-style="none" fo:font-weight="normal" officeooo:rsid="00219e7f" style:font-size-asian="9.14999961853027pt" style:font-style-asian="normal" style:font-weight-asian="normal" style:font-size-complex="10.5pt" style:font-style-complex="normal" style:font-weight-complex="normal"/>
    </style:style>
    <style:style style:name="T7" style:family="text">
      <style:text-properties fo:color="#000000" fo:font-size="10.5pt" fo:font-style="normal" fo:font-weight="normal" style:font-size-asian="9.14999961853027pt" style:font-style-asian="normal" style:font-weight-asian="normal" style:font-size-complex="10.5pt" style:font-style-complex="normal" style:font-weight-complex="normal"/>
    </style:style>
    <style:style style:name="T8" style:family="text">
      <style:text-properties fo:color="#000000" fo:font-size="10.5pt" fo:font-style="normal" fo:font-weight="normal" officeooo:rsid="0021717a" style:font-size-asian="9.14999961853027pt" style:font-style-asian="normal" style:font-weight-asian="normal" style:font-size-complex="10.5pt" style:font-style-complex="normal" style:font-weight-complex="normal"/>
    </style:style>
    <style:style style:name="T9" style:family="text">
      <style:text-properties fo:color="#000000" fo:font-size="10.5pt" fo:font-style="normal" style:text-underline-style="solid" style:text-underline-width="auto" style:text-underline-color="font-color" fo:font-weight="normal" officeooo:rsid="00211f07" style:font-size-asian="9.14999961853027pt" style:font-style-asian="normal" style:font-weight-asian="normal" style:font-size-complex="10.5pt" style:font-style-complex="normal" style:font-weight-complex="normal"/>
    </style:style>
    <style:style style:name="T10" style:family="text">
      <style:text-properties fo:font-style="normal" fo:font-weight="normal" officeooo:rsid="00211f07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6.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 fo:margin-left="-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zione SEAGULL <text:span text:style-name="T2">v.0</text:span></text:p>
      <text:p text:style-name="P3"><text:span text:style-name="T1">seagull</text:span> facilita la gestione di un ristorante gestendo ordinazioni, cucina e amministrazione. </text:p>
      <text:p text:style-name="P3">Questo documento vuole essere una linea guida ai collaboratori di <text:span text:style-name="T1">seagull</text:span> per facilitare lo sviluppo dell'applicazione utilizzando Cake PHP, e definendo le best practice per ogni aspetto.</text:p>
      <text:p text:style-name="P3"/>
      <text:p text:style-name="P4"/>
      <text:p text:style-name="P9">DB</text:p>
      <text:list xml:id="list2409250788979465599" text:style-name="L1">
        <text:list-item>
          <text:p text:style-name="P10">le tabelle devono avere massimo 5 campi, se ne servono di più probabilmente è meglio fare un'altra tabella con una chiave esterna</text:p>
        </text:list-item>
        <text:list-item>
          <text:p text:style-name="P10">le tabelle vanno scritte tutte in minuscolo e plurale (esempio: tavoli)</text:p>
        </text:list-item>
      </text:list>
      <text:p text:style-name="P2"/>
      <text:p text:style-name="P7">Model</text:p>
      <text:list xml:id="list3517407696100797543" text:style-name="L2">
        <text:list-item>
          <text:p text:style-name="P11">sono legati ad una tabella del DB e si chiama come la tabella ma al singolare e con la prima lettera maiuscola (esempio: Tavolo)</text:p>
        </text:list-item>
        <text:list-item>
          <text:p text:style-name="P11">devono fare tutto il lavoro di calcolo</text:p>
        </text:list-item>
        <text:list-item>
          <text:p text:style-name="P11">ricevono gli input dai controllers, e assumono che siano corretti</text:p>
        </text:list-item>
        <text:list-item>
          <text:p text:style-name="P11">forniscono output ai controllers secondo standard concordati</text:p>
        </text:list-item>
        <text:list-item>
          <text:p text:style-name="P11">interagiscono con il DB</text:p>
        </text:list-item>
      </text:list>
      <text:p text:style-name="P7"/>
      <text:p text:style-name="P7">Controller</text:p>
      <text:list xml:id="list8991506650181939140" text:style-name="L3">
        <text:list-item>
          <text:p text:style-name="P13">sono snellissimi</text:p>
        </text:list-item>
        <text:list-item>
          <text:p text:style-name="P13">si chiamano come le tabelle al plurale con l'aggiunta di controller (esempio:TavoliController)</text:p>
        </text:list-item>
        <text:list-item>
          <text:p text:style-name="P13">fanno validazione dei dati</text:p>
        </text:list-item>
        <text:list-item>
          <text:p text:style-name="P13">non hanno input espliciti</text:p>
        </text:list-item>
        <text:list-item>
          <text:p text:style-name="P13">fanno richieste al model</text:p>
        </text:list-item>
        <text:list-item>
          <text:p text:style-name="P13">danno i risultati alla view</text:p>
        </text:list-item>
        <text:list-item>
          <text:p text:style-name="P13">non parlano col DB</text:p>
        </text:list-item>
      </text:list>
      <text:p text:style-name="P5"/>
      <text:p text:style-name="P7">View</text:p>
      <text:list xml:id="list9207953543072417103" text:style-name="L4">
        <text:list-item>
          <text:p text:style-name="P14">ogni funzione dei controller dovrebbe avere una vista (esempio libera_tavolo.ctp)</text:p>
        </text:list-item>
        <text:list-item>
          <text:p text:style-name="P14">visualizzano i dati ricevuti dai controller</text:p>
        </text:list-item>
        <text:list-item>
          <text:p text:style-name="P14">fanno validazione dei dati lato client</text:p>
        </text:list-item>
        <text:list-item>
          <text:p text:style-name="P14">invocano i controller</text:p>
        </text:list-item>
      </text:list>
      <text:p text:style-name="P6"/>
      <text:p text:style-name="P8">Processi</text:p>
      <text:list xml:id="list662705173350229597" text:style-name="L5">
        <text:list-item>
          <text:p text:style-name="P15">definiscono le funzioni lato utente che si vogliono offrire, entrando al giusto livello di dettaglio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<text:soft-page-break/>DB</text:p>
      <text:p text:style-name="P17"><text:span text:style-name="T10">ANAGRAFICHE:</text:span></text:p>
      <text:list xml:id="list2328027362519101974" text:style-name="L12">
        <text:list-item>
          <text:p text:style-name="P18"><text:span text:style-name="T9">id</text:span></text:p>
        </text:list-item>
        <text:list-item>
          <text:p text:style-name="P18"><text:span text:style-name="T4">nome</text:span></text:p>
        </text:list-item>
        <text:list-item>
          <text:p text:style-name="P18"><text:span text:style-name="T4">mail</text:span></text:p>
        </text:list-item>
        <text:list-item>
          <text:p text:style-name="P18"><text:span text:style-name="T5">utente_id</text:span><text:span text:style-name="T4"> → UTENTI</text:span></text:p>
        </text:list-item>
      </text:list>
      <text:p text:style-name="P19"><text:span text:style-name="T3">UTENTI</text:span></text:p>
      <text:list xml:id="list1052877275112411432" text:style-name="L13">
        <text:list-item>
          <text:p text:style-name="P21"><text:span text:style-name="T7">id</text:span></text:p>
        </text:list-item>
        <text:list-item>
          <text:p text:style-name="P20"><text:span text:style-name="T3">username</text:span></text:p>
        </text:list-item>
        <text:list-item>
          <text:p text:style-name="P20"><text:span text:style-name="T3">password</text:span></text:p>
        </text:list-item>
        <text:list-item>
          <text:p text:style-name="P20"><text:span text:style-name="T3">ruolo_</text:span><text:span text:style-name="T6">id </text:span><text:span text:style-name="T3">→</text:span><text:span text:style-name="T5"> RUOLI</text:span></text:p>
        </text:list-item>
      </text:list>
      <text:p text:style-name="P19"><text:span text:style-name="T3">LOGIN</text:span></text:p>
      <text:list xml:id="list4338617714155184367" text:style-name="L14">
        <text:list-item>
          <text:p text:style-name="P22"><text:span text:style-name="T7">id</text:span></text:p>
        </text:list-item>
        <text:list-item>
          <text:p text:style-name="P24"><text:span text:style-name="T8">utente_id</text:span><text:span text:style-name="T7">→ UTENTI</text:span></text:p>
        </text:list-item>
        <text:list-item>
          <text:p text:style-name="P24"><text:span text:style-name="T7">timestamp</text:span></text:p>
        </text:list-item>
        <text:list-item>
          <text:p text:style-name="P24"><text:span text:style-name="T7">session</text:span></text:p>
        </text:list-item>
      </text:list>
      <text:p text:style-name="P25"><text:span text:style-name="T7">RUOLI</text:span></text:p>
      <text:list xml:id="list6407435903753063748" text:style-name="L17">
        <text:list-item>
          <text:p text:style-name="P23"><text:span text:style-name="T7">id</text:span></text:p>
        </text:list-item>
        <text:list-item>
          <text:p text:style-name="P26"><text:span text:style-name="T7">descrizione</text:span></text:p>
        </text:list-item>
      </text:list>
      <text:list xml:id="list5959355595994438543" text:style-name="L8">
        <text:list-item>
          <text:p text:style-name="P2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>
      <style:text-properties fo:font-size="10.5pt" style:font-size-asian="9.14999961853027pt" style:font-size-complex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4T13:09:09.087000000</meta:creation-date>
    <dc:date>2013-09-24T21:21:27.310000000</dc:date>
    <meta:editing-duration>PT1H50M31S</meta:editing-duration>
    <meta:editing-cycles>6</meta:editing-cycles>
    <meta:generator>LibreOffice/4.1.1.2$Windows_x86 LibreOffice_project/7e4286b58adc75a14f6d83f53a03b6c11fa2903</meta:generator>
    <meta:document-statistic meta:table-count="0" meta:image-count="0" meta:object-count="0" meta:page-count="2" meta:paragraph-count="47" meta:word-count="265" meta:character-count="1556" meta:non-whitespace-character-count="1370"/>
  </office:meta>
</office:document-meta>
</file>